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78e37" officeooo:paragraph-rsid="00178e37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178e37" officeooo:paragraph-rsid="00178e37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1af1e8" officeooo:paragraph-rsid="001af1e8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c6e0b" officeooo:paragraph-rsid="001c6e0b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f330e" officeooo:paragraph-rsid="001f330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22caed" officeooo:paragraph-rsid="0022cae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235286" officeooo:paragraph-rsid="00235286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26c776" officeooo:paragraph-rsid="0026c776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278c50" officeooo:paragraph-rsid="00278c50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2a2f65" officeooo:paragraph-rsid="002a2f65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2c5b52" officeooo:paragraph-rsid="002c5b52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336468" officeooo:paragraph-rsid="00336468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347275" officeooo:paragraph-rsid="00347275" style:font-weight-asian="bold" style:font-weight-complex="bold"/>
    </style:style>
    <style:style style:name="P14" style:family="paragraph" style:parent-style-name="Header">
      <style:paragraph-properties fo:text-align="end" style:justify-single-word="false"/>
      <style:text-properties officeooo:rsid="00178e37" officeooo:paragraph-rsid="00178e37"/>
    </style:style>
    <style:style style:name="P15" style:family="paragraph" style:parent-style-name="Title">
      <style:text-properties officeooo:rsid="00178e37" officeooo:paragraph-rsid="00178e3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86b1" style:font-weight-asian="normal" style:font-weight-complex="normal"/>
    </style:style>
    <style:style style:name="T3" style:family="text">
      <style:text-properties fo:font-weight="normal" officeooo:rsid="001abd17" style:font-weight-asian="normal" style:font-weight-complex="normal"/>
    </style:style>
    <style:style style:name="T4" style:family="text">
      <style:text-properties fo:font-weight="normal" officeooo:rsid="001da7b9" style:font-weight-asian="normal" style:font-weight-complex="normal"/>
    </style:style>
    <style:style style:name="T5" style:family="text">
      <style:text-properties fo:font-weight="normal" officeooo:rsid="0020d545" style:font-weight-asian="normal" style:font-weight-complex="normal"/>
    </style:style>
    <style:style style:name="T6" style:family="text">
      <style:text-properties fo:font-weight="normal" officeooo:rsid="0024260a" style:font-weight-asian="normal" style:font-weight-complex="normal"/>
    </style:style>
    <style:style style:name="T7" style:family="text">
      <style:text-properties fo:font-weight="normal" officeooo:rsid="00251eb8" style:font-weight-asian="normal" style:font-weight-complex="normal"/>
    </style:style>
    <style:style style:name="T8" style:family="text">
      <style:text-properties fo:font-weight="normal" officeooo:rsid="0027ddda" style:font-weight-asian="normal" style:font-weight-complex="normal"/>
    </style:style>
    <style:style style:name="T9" style:family="text">
      <style:text-properties fo:font-weight="normal" officeooo:rsid="00293939" style:font-weight-asian="normal" style:font-weight-complex="normal"/>
    </style:style>
    <style:style style:name="T10" style:family="text">
      <style:text-properties fo:font-weight="normal" officeooo:rsid="002b2b1d" style:font-weight-asian="normal" style:font-weight-complex="normal"/>
    </style:style>
    <style:style style:name="T11" style:family="text">
      <style:text-properties fo:font-weight="normal" officeooo:rsid="002cfffe" style:font-weight-asian="normal" style:font-weight-complex="normal"/>
    </style:style>
    <style:style style:name="T12" style:family="text">
      <style:text-properties fo:font-weight="normal" officeooo:rsid="002eec04" style:font-weight-asian="normal" style:font-weight-complex="normal"/>
    </style:style>
    <style:style style:name="T13" style:family="text">
      <style:text-properties fo:font-weight="normal" officeooo:rsid="0030c080" style:font-weight-asian="normal" style:font-weight-complex="normal"/>
    </style:style>
    <style:style style:name="T14" style:family="text">
      <style:text-properties fo:font-weight="normal" officeooo:rsid="0031c69e" style:font-weight-asian="normal" style:font-weight-complex="normal"/>
    </style:style>
    <style:style style:name="T15" style:family="text">
      <style:text-properties fo:font-weight="normal" officeooo:rsid="0032d293" style:font-weight-asian="normal" style:font-weight-complex="normal"/>
    </style:style>
    <style:style style:name="T16" style:family="text">
      <style:text-properties fo:font-weight="normal" officeooo:rsid="0034d200" style:font-weight-asian="normal" style:font-weight-complex="normal"/>
    </style:style>
    <style:style style:name="T17" style:family="text">
      <style:text-properties fo:font-weight="normal" officeooo:rsid="00354f87" style:font-weight-asian="normal" style:font-weight-complex="normal"/>
    </style:style>
    <style:style style:name="T18" style:family="text">
      <style:text-properties fo:font-weight="normal" officeooo:rsid="00374db3" style:font-weight-asian="normal" style:font-weight-complex="normal"/>
    </style:style>
    <style:style style:name="T19" style:family="text">
      <style:text-properties fo:font-weight="normal" officeooo:rsid="0038046c" style:font-weight-asian="normal" style:font-weight-complex="normal"/>
    </style:style>
    <style:style style:name="T20" style:family="text">
      <style:text-properties fo:font-weight="normal" officeooo:rsid="0038bcfb" style:font-weight-asian="normal" style:font-weight-complex="normal"/>
    </style:style>
    <style:style style:name="T21" style:family="text">
      <style:text-properties fo:font-weight="normal" officeooo:rsid="003924c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port</text:p>
      <text:p text:style-name="P2">1) <text:span text:style-name="T1">What has actually been verified?</text:span></text:p>
      <text:p text:style-name="P1">My implementation of certain restrictions and characteristics of the design has been verified on an abstract model of the design.</text:p>
      <text:p text:style-name="P2">2)<text:span text:style-name="T1"> What has not been verified?</text:span></text:p>
      <text:p text:style-name="P2"><text:span text:style-name="T1">Whether the designed system would work on a </text:span><text:span text:style-name="T2">given</text:span><text:span text:style-name="T1"> </text:span><text:span text:style-name="T18">physical </text:span><text:span text:style-name="T1">implementation has not been verified yet. Moreover, viability of the design is still in question. Because, my work on the subject matter has not been </text:span><text:span text:style-name="T3">reviewed.</text:span></text:p>
      <text:p text:style-name="P3">3)<text:span text:style-name="T1"> What is the accuracy of the verification?</text:span></text:p>
      <text:p text:style-name="P4"><text:span text:style-name="T1">It is highly accurate. Sheer computing power alone would be enough to brute force possibilities </text:span><text:span text:style-name="T4">(after some reductions)</text:span><text:span text:style-name="T1"> especially </text:span><text:span text:style-name="T19">since</text:span><text:span text:style-name="T1"> the design was purposefully restricted </text:span><text:span text:style-name="T19">to use 2 bit memory spaces</text:span><text:span text:style-name="T1">.</text:span></text:p>
      <text:p text:style-name="P4">4)<text:span text:style-name="T1"> How could the verification be made </text:span><text:span text:style-name="T5">more </text:span><text:span text:style-name="T1">accurate?</text:span></text:p>
      <text:p text:style-name="P5"><text:span text:style-name="T1">We could increase the granularity of the model to allow for better simulation of real life.</text:span></text:p>
      <text:p text:style-name="P6">5)<text:span text:style-name="T1"> How reliable is the verification?</text:span></text:p>
      <text:p text:style-name="P7"><text:span text:style-name="T1">Considering it is part guesswork that is unreviewed so far, it is probably not very reliable </text:span><text:span text:style-name="T6">in the literal sense of the word</text:span><text:span text:style-name="T1">. </text:span><text:span text:style-name="T6">Otherwise, ignoring the user aspect, there can be bugs and errors with the verification software. Some piece of code could be working as intended but be plain wrong. </text:span><text:span text:style-name="T7">Verifying a certain model on a certain Linux system using NuSMV 2.6 only means that your model passes the tests under those circumstances.</text:span></text:p>
      <text:p text:style-name="P8">6)<text:span text:style-name="T1"> What relevant aspects/properties might be desirable to verify or to take into account in the verification (abstraction level of the model) that are not taken into account in the verification (abstracted away)?</text:span></text:p>
      <text:p text:style-name="P9"><text:span text:style-name="T1">First issue that comes into mind is that there is a likely possibility that the CPU and the I/O device would have different working frequencies. </text:span><text:span text:style-name="T8">That would increase the complexity of the task. </text:span><text:span text:style-name="T9">Since a lot of idling states would have to be added </text:span><text:span text:style-name="T20">in</text:span><text:span text:style-name="T9">to </text:span><text:span text:style-name="T20">the model to</text:span><text:span text:style-name="T9"> balance the frequency differential and increasing the number of states requires more attention to cover the illegal </text:span><text:span text:style-name="T21">or unwanted</text:span><text:span text:style-name="T9"> transitions.</text:span></text:p>
      <text:p text:style-name="P10">7)<text:span text:style-name="T1"> </text:span><text:span text:style-name="T10">What is of practical importance in construction of models?</text:span></text:p>
      <text:p text:style-name="P11"><text:span text:style-name="T10">B</text:span><text:span text:style-name="T1">uilding a model on a computer is comparatively cheap. </text:span><text:span text:style-name="T11">Possibly hundreds of designs can be tested as a model before a physical implementation can be tested </text:span><text:span text:style-name="T12">in matter. That is the practical benefit of construction of models.</text:span></text:p>
      <text:p text:style-name="P11"><text:soft-page-break/><text:span text:style-name="T12"><text:tab/></text:span><text:span text:style-name="T13">If we are talking about practical as in ease of development, then that would be using modules as much as possible and keeping </text:span><text:span text:style-name="T14">them simple. </text:span><text:span text:style-name="T15">On that point, using formal definitions in a way that makes separate entities very connected makes it harder to construct clean and modular models.</text:span></text:p>
      <text:p text:style-name="P12">8)<text:span text:style-name="T1"> What was most difficult?</text:span></text:p>
      <text:p text:style-name="P12"><text:span text:style-name="T1">Rewriting the state transitions to get rid of recursive definitions. In fact, I could not figure it out.</text:span></text:p>
      <text:p text:style-name="P13">9)<text:span text:style-name="T1"> Did you find any bugs in your model or device driver design? In such a case, what was the bug(s)?</text:span></text:p>
      <text:p text:style-name="P13"><text:span text:style-name="T1">It appears that there exists paths for buffer overflows. Unless I made a mistake with my implementation <text:s/>this is a natural result of buffer itself having an address space of 2 bits and buffer lengths having a size of 2 bits as well. </text:span><text:span text:style-name="T16">Hence, anything on ad</text:span><text:span text:style-name="T17">d</text:span><text:span text:style-name="T16">ress 0b2_11 causes an overflow if it is of length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8e37" officeooo:paragraph-rsid="00178e3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D2452 – Lab 2</text:p>
        <text:p text:style-name="MP1">Mert Alp Taytak – taytak@kth.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8:14:52.475674763</meta:creation-date>
    <dc:date>2019-10-17T09:12:58.084206672</dc:date>
    <meta:editing-duration>PT56M40S</meta:editing-duration>
    <meta:editing-cycles>31</meta:editing-cycles>
    <meta:generator>LibreOffice/6.2.5.2$Linux_X86_64 LibreOffice_project/20$Build-2</meta:generator>
    <meta:document-statistic meta:table-count="0" meta:image-count="0" meta:object-count="0" meta:page-count="2" meta:paragraph-count="22" meta:word-count="518" meta:character-count="3044" meta:non-whitespace-character-count="2544"/>
  </office:meta>
</office:document-meta>
</file>